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78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1.9181in"/>
    </style:style>
    <style:style style:name="co4" style:family="table-column">
      <style:table-column-properties fo:break-before="auto" style:column-width="1.6882in"/>
    </style:style>
    <style:style style:name="co5" style:family="table-column">
      <style:table-column-properties fo:break-before="auto" style:column-width="0.7134in"/>
    </style:style>
    <style:style style:name="co6" style:family="table-column">
      <style:table-column-properties fo:break-before="auto" style:column-width="0.5402in"/>
    </style:style>
    <style:style style:name="co7" style:family="table-column">
      <style:table-column-properties fo:break-before="auto" style:column-width="0.9043in"/>
    </style:style>
    <style:style style:name="co8" style:family="table-column">
      <style:table-column-properties fo:break-before="auto" style:column-width="2.139in"/>
    </style:style>
    <style:style style:name="co9" style:family="table-column">
      <style:table-column-properties fo:break-before="auto" style:column-width="0.798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36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44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201">
      <style:text-properties fo:language="en" fo:country="US"/>
    </style:style>
    <style:style style:name="ce9" style:family="table-cell" style:parent-style-name="Default" style:data-style-name="N0">
      <style:text-properties fo:language="en" fo:country="US"/>
    </style:style>
    <style:style style:name="ce10" style:family="table-cell" style:parent-style-name="Default" style:data-style-name="N36">
      <style:text-properties fo:language="en" fo:country="US"/>
    </style:style>
    <style:style style:name="ce11" style:family="table-cell" style:parent-style-name="Default" style:data-style-name="N44">
      <style:text-properties fo:language="en" fo:country="US"/>
    </style:style>
    <style:style style:name="ce12" style:family="table-cell" style:parent-style-name="Default" style:data-style-name="N0"/>
    <style:style style:name="ce13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41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199">
      <style:text-properties fo:language="en" fo:country="US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50">
      <style:text-properties fo:language="en" fo:country="US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84">
      <style:text-properties fo:language="en" fo:country="US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197">
      <style:text-properties fo:language="en" fo:country="US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22" style:family="table-cell" style:parent-style-name="Default">
      <style:map style:condition="is-true-formula([.$J1]&gt;COLUMN([.A1])-3)" style:apply-style-name="Parameter" style:base-cell-address="Sheet1.A1"/>
    </style:style>
    <style:style style:name="ce2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6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7" table:default-cell-style-name="ce23"/>
        <table:table-column table:style-name="co8" table:default-cell-style-name="ce6"/>
        <table:table-column table:style-name="co9" table:number-columns-repeated="245" table:default-cell-style-name="ce6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239"/>
        </table:table-row>
        <table:table-row table:style-name="ro2">
          <table:table-cell table:style-name="ce2" office:value-type="string">
            <text:p>(now)</text:p>
          </table:table-cell>
          <table:table-cell table:style-name="ce8" table:formula="of:=NOW()" office:value-type="float" office:value="39938.7803125">
            <text:p>2009-05-05 18:43:39</text:p>
          </table:table-cell>
          <table:table-cell table:style-name="ce13"/>
          <table:table-cell table:style-name="ce14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NOW</text:p>
          </table:table-cell>
          <table:table-cell table:style-name="ce25"/>
          <table:table-cell/>
          <table:table-cell table:formula="of:=TRUE()" office:value-type="boolean" office:boolean-value="true">
            <text:p>TRUE</text:p>
          </table:table-cell>
          <table:table-cell table:style-name="Default" table:formula="of:=IF(ISBLANK([.M2]);[.A2];[.M2])" office:value-type="string" office:string-value="(now)">
            <text:p>(now)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(today)</text:p>
          </table:table-cell>
          <table:table-cell table:style-name="ce9" table:formula="of:=TODAY()" office:value-type="date" office:date-value="2009-05-05">
            <text:p>05/05/09</text:p>
          </table:table-cell>
          <table:table-cell table:style-name="ce13"/>
          <table:table-cell table:style-name="ce14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TODAY</text:p>
          </table:table-cell>
          <table:table-cell table:style-name="ce25"/>
          <table:table-cell/>
          <table:table-cell table:formula="of:=TRUE()" office:value-type="boolean" office:boolean-value="true">
            <text:p>TRUE</text:p>
          </table:table-cell>
          <table:table-cell table:style-name="Default" table:formula="of:=IF(ISBLANK([.M4]);[.A4];[.M4])" office:value-type="string" office:string-value="(today)">
            <text:p>(today)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date" office:date-value="2007-12-31">
            <text:p>12/31/2007</text:p>
          </table:table-cell>
          <table:table-cell table:style-name="ce10" table:formula="of:=DATE([.C6];[.D6];[.E6])" office:value-type="date" office:date-value="2007-12-31">
            <text:p>12/31/2007</text:p>
          </table:table-cell>
          <table:table-cell table:style-name="ce14" office:value-type="float" office:value="2007">
            <text:p>2007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1">
            <text:p>31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DATE</text:p>
          </table:table-cell>
          <table:table-cell table:style-name="ce25"/>
          <table:table-cell/>
          <table:table-cell/>
          <table:table-cell table:style-name="Default" table:formula="of:=IF(ISBLANK([.M6]);[.A6];[.M6])" office:value-type="date" office:date-value="2007-12-31">
            <text:p>12/31/07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date" office:date-value="1961-04-12">
            <text:p>04/12/1961</text:p>
          </table:table-cell>
          <table:table-cell table:style-name="ce10" table:formula="of:=DATE([.C7];[.D7];[.E7])" office:value-type="date" office:date-value="1961-04-12">
            <text:p>04/12/1961</text:p>
          </table:table-cell>
          <table:table-cell table:style-name="ce14" office:value-type="float" office:value="1961">
            <text:p>196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7]);[.A7];[.M7])" office:value-type="date" office:date-value="1961-04-12">
            <text:p>04/12/61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date" office:date-value="2007-06-05">
            <text:p>06/05/2007</text:p>
          </table:table-cell>
          <table:table-cell table:style-name="ce10" table:formula="of:=DATE([.C8];[.D8];[.E8])" office:value-type="date" office:date-value="2007-06-05">
            <text:p>06/05/200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8]);[.A8];[.M8])" office:value-type="date" office:date-value="2007-06-05">
            <text:p>06/05/07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date" office:date-value="2005-01-04">
            <text:p>01/04/2005</text:p>
          </table:table-cell>
          <table:table-cell table:style-name="ce10" table:formula="of:=DATE([.C9];[.D9];[.E9])" office:value-type="date" office:date-value="2005-01-04">
            <text:p>01/04/2005</text:p>
          </table:table-cell>
          <table:table-cell table:style-name="ce14" office:value-type="float" office:value="2003">
            <text:p>2003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65">
            <text:p>65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9]);[.A9];[.M9])" office:value-type="date" office:date-value="2005-01-04">
            <text:p>01/04/05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date" office:date-value="2006-11-19">
            <text:p>11/19/2006</text:p>
          </table:table-cell>
          <table:table-cell table:style-name="ce10" table:formula="of:=DATE([.C10];[.D10];[.E10])" office:value-type="date" office:date-value="2006-11-19">
            <text:p>11/19/2006</text:p>
          </table:table-cell>
          <table:table-cell table:style-name="ce14" office:value-type="float" office:value="2008">
            <text:p>2008</text:p>
          </table:table-cell>
          <table:table-cell table:style-name="ce14" office:value-type="float" office:value="-10">
            <text:p>-10</text:p>
          </table:table-cell>
          <table:table-cell table:style-name="ce14" office:value-type="float" office:value="-73">
            <text:p>-73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10]);[.A10];[.M10])" office:value-type="date" office:date-value="2006-11-19">
            <text:p>11/19/06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date" office:date-value="1888-05-06">
            <text:p>05/06/1888</text:p>
          </table:table-cell>
          <table:table-cell table:style-name="ce10" table:formula="of:=DATE([.C11];[.D11];[.E11])" office:value-type="date" office:date-value="1888-05-06">
            <text:p>05/06/1888</text:p>
          </table:table-cell>
          <table:table-cell table:style-name="ce14" office:value-type="float" office:value="1888">
            <text:p>1888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11]);[.A11];[.M11])" office:value-type="date" office:date-value="1888-05-06">
            <text:p>05/06/88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 table:style-name="ce10"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" office:value-type="time" office:time-value="PT02H03M04S">
            <text:p>02:03:04</text:p>
          </table:table-cell>
          <table:table-cell table:style-name="ce11" table:formula="of:=TIME([.C13];[.D13];[.E13])" office:value-type="time" office:time-value="PT02H03M04S">
            <text:p>02:03:0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IME</text:p>
          </table:table-cell>
          <table:table-cell table:style-name="ce25"/>
          <table:table-cell/>
          <table:table-cell/>
          <table:table-cell table:style-name="Default" table:formula="of:=IF(ISBLANK([.M13]);[.A13];[.M13])" office:value-type="time" office:time-value="PT02H03M04S">
            <text:p>02:03:04 AM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time" office:time-value="PT16H55M59S">
            <text:p>16:55:59</text:p>
          </table:table-cell>
          <table:table-cell table:style-name="ce11" table:formula="of:=TIME([.C14];[.D14];[.E14])" office:value-type="time" office:time-value="PT16H55M59S">
            <text:p>16:55:59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59">
            <text:p>59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14]);[.A14];[.M14])" office:value-type="time" office:time-value="PT16H55M59S">
            <text:p>04:55:59 PM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time" office:time-value="PT40H19M16S">
            <text:p>40:19:16</text:p>
          </table:table-cell>
          <table:table-cell table:style-name="ce11" table:formula="of:=TIME([.C15];[.D15];[.E15])" office:value-type="time" office:time-value="PT40H19M16S">
            <text:p>40:19:16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76">
            <text:p>76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15]);[.A15];[.M15])" office:value-type="time" office:time-value="PT40H19M16S">
            <text:p>40:19:16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time" office:time-value="PT95H33M20S">
            <text:p>95:33:20</text:p>
          </table:table-cell>
          <table:table-cell table:style-name="ce11" table:formula="of:=TIME([.C16];[.D16];[.E16])" office:value-type="time" office:time-value="PT95H33M20S">
            <text:p>95:33: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-200">
            <text:p>-200</text:p>
          </table:table-cell>
          <table:table-cell table:style-name="ce14" office:value-type="float" office:value="-4000">
            <text:p>-4000</text:p>
          </table:table-cell>
          <table:table-cell table:style-name="ce1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16]);[.A16];[.M16])" office:value-type="time" office:time-value="PT95H33M20S">
            <text:p>95:33:20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9" table:formula="of:=SECOND([.C18])" office:value-type="float" office:value="45">
            <text:p>45</text:p>
          </table:table-cell>
          <table:table-cell table:style-name="ce15" office:value-type="time" office:time-value="PT12H30M45S">
            <text:p>12:30: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ECOND</text:p>
          </table:table-cell>
          <table:table-cell table:style-name="ce25"/>
          <table:table-cell/>
          <table:table-cell/>
          <table:table-cell table:style-name="Default" table:formula="of:=IF(ISBLANK([.M18]);[.A18];[.M18])" office:value-type="float" office:value="45">
            <text:p>45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SECOND([.C19])" office:value-type="float" office:value="0">
            <text:p>0</text:p>
          </table:table-cell>
          <table:table-cell table:style-name="ce16" office:value-type="date" office:date-value="1996-06-06T12:00:00">
            <text:p>1996-06-06 12:00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19]);[.A19];[.M19])" office:value-type="float" office:value="0">
            <text:p>0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f:=SECOND([.C20])" office:value-type="float" office:value="59">
            <text:p>59</text:p>
          </table:table-cell>
          <table:table-cell table:style-name="ce16" office:value-type="date" office:date-value="1909-12-31T23:59:59">
            <text:p>1910-01-01 23:59:5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20]);[.A20];[.M20])" office:value-type="float" office:value="59">
            <text:p>59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f:=SECOND([.C21])" office:value-type="float" office:value="59">
            <text:p>59</text:p>
          </table:table-cell>
          <table:table-cell table:style-name="ce17" office:value-type="float" office:value="3653.999994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21]);[.A21];[.M21])" office:value-type="float" office:value="59">
            <text:p>59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SECOND([.C22])" office:value-type="float" office:value="0">
            <text:p>0</text:p>
          </table:table-cell>
          <table:table-cell table:style-name="ce17" office:value-type="float" office:value="3653.999995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22]);[.A22];[.M22])" office:value-type="float" office:value="0">
            <text:p>0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9" table:formula="of:=MINUTE([.C24])" office:value-type="float" office:value="30">
            <text:p>30</text:p>
          </table:table-cell>
          <table:table-cell table:style-name="ce15" office:value-type="time" office:time-value="PT12H30M45S">
            <text:p>12:30: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INUTE</text:p>
          </table:table-cell>
          <table:table-cell table:style-name="ce25"/>
          <table:table-cell/>
          <table:table-cell/>
          <table:table-cell table:style-name="Default" table:formula="of:=IF(ISBLANK([.M24]);[.A24];[.M24])" office:value-type="float" office:value="30">
            <text:p>30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MINUTE([.C25])" office:value-type="float" office:value="0">
            <text:p>0</text:p>
          </table:table-cell>
          <table:table-cell table:style-name="ce16" office:value-type="date" office:date-value="1996-06-06T12:00:00">
            <text:p>1996-06-06 12:00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25]);[.A25];[.M25])" office:value-type="float" office:value="0">
            <text:p>0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f:=MINUTE([.C26])" office:value-type="float" office:value="59">
            <text:p>59</text:p>
          </table:table-cell>
          <table:table-cell table:style-name="ce16" office:value-type="date" office:date-value="1909-12-31T23:59:59">
            <text:p>1910-01-01 23:59:5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26]);[.A26];[.M26])" office:value-type="float" office:value="59">
            <text:p>59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9" table:formula="of:=MINUTE([.C27])" office:value-type="float" office:value="59">
            <text:p>59</text:p>
          </table:table-cell>
          <table:table-cell table:style-name="ce17" office:value-type="float" office:value="3653.999994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27]);[.A27];[.M27])" office:value-type="float" office:value="59">
            <text:p>59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MINUTE([.C28])" office:value-type="float" office:value="0">
            <text:p>0</text:p>
          </table:table-cell>
          <table:table-cell table:style-name="ce17" office:value-type="float" office:value="3653.999995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28]);[.A28];[.M28])" office:value-type="float" office:value="0">
            <text:p>0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9" table:formula="of:=HOUR([.C30])" office:value-type="float" office:value="12">
            <text:p>12</text:p>
          </table:table-cell>
          <table:table-cell table:style-name="ce15" office:value-type="time" office:time-value="PT12H30M45S">
            <text:p>12:30:45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HOUR</text:p>
          </table:table-cell>
          <table:table-cell table:style-name="ce25"/>
          <table:table-cell/>
          <table:table-cell/>
          <table:table-cell table:style-name="Default" table:formula="of:=IF(ISBLANK([.M30]);[.A30];[.M30])" office:value-type="float" office:value="12">
            <text:p>12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9" table:formula="of:=HOUR([.C31])" office:value-type="float" office:value="12">
            <text:p>12</text:p>
          </table:table-cell>
          <table:table-cell table:style-name="ce16" office:value-type="date" office:date-value="1996-06-06T12:00:00">
            <text:p>1996-06-06 12:00: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31]);[.A31];[.M31])" office:value-type="float" office:value="12">
            <text:p>12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9" table:formula="of:=HOUR([.C32])" office:value-type="float" office:value="23">
            <text:p>23</text:p>
          </table:table-cell>
          <table:table-cell table:style-name="ce16" office:value-type="date" office:date-value="1909-12-31T23:59:59">
            <text:p>1910-01-01 23:59:5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32]);[.A32];[.M32])" office:value-type="float" office:value="23">
            <text:p>23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9" table:formula="of:=HOUR([.C33])" office:value-type="float" office:value="23">
            <text:p>23</text:p>
          </table:table-cell>
          <table:table-cell table:style-name="ce17" office:value-type="float" office:value="3653.999994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33]);[.A33];[.M33])" office:value-type="float" office:value="23">
            <text:p>23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HOUR([.C34])" office:value-type="float" office:value="24">
            <text:p>24</text:p>
          </table:table-cell>
          <table:table-cell table:style-name="ce17" office:value-type="float" office:value="3653.999995">
            <text:p>3654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 office:value-type="float" office:value="24">
            <text:p>24</text:p>
          </table:table-cell>
          <table:table-cell/>
          <table:table-cell/>
          <table:table-cell table:style-name="Default" table:formula="of:=IF(ISBLANK([.M34]);[.A34];[.M34])" office:value-type="float" office:value="24">
            <text:p>24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table:formula="of:=WEEKDAY([.C36])" office:value-type="float" office:value="7">
            <text:p>7</text:p>
          </table:table-cell>
          <table:table-cell table:style-name="ce13" office:value-type="date" office:date-value="2008-01-05">
            <text:p>01/05/200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WEEKDAY</text:p>
          </table:table-cell>
          <table:table-cell table:style-name="ce25"/>
          <table:table-cell/>
          <table:table-cell/>
          <table:table-cell table:style-name="Default" table:formula="of:=IF(ISBLANK([.M36]);[.A36];[.M36])" office:value-type="float" office:value="7">
            <text:p>7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f:=WEEKDAY([.C37])" office:value-type="float" office:value="1">
            <text:p>1</text:p>
          </table:table-cell>
          <table:table-cell table:style-name="ce13" office:value-type="date" office:date-value="2008-01-06">
            <text:p>01/06/2008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37]);[.A37];[.M37])" office:value-type="float" office:value="1">
            <text:p>1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table:formula="of:=WEEKDAY([.C38];[.D38])" office:value-type="float" office:value="7">
            <text:p>7</text:p>
          </table:table-cell>
          <table:table-cell table:style-name="ce13" office:value-type="date" office:date-value="2008-01-05">
            <text:p>01/05/200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38]);[.A38];[.M38])" office:value-type="float" office:value="7">
            <text:p>7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f:=WEEKDAY([.C39];[.D39])" office:value-type="float" office:value="1">
            <text:p>1</text:p>
          </table:table-cell>
          <table:table-cell table:style-name="ce13" office:value-type="date" office:date-value="2008-01-06">
            <text:p>01/06/200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39]);[.A39];[.M39])" office:value-type="float" office:value="1">
            <text:p>1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table:formula="of:=WEEKDAY([.C40];[.D40])" office:value-type="float" office:value="7">
            <text:p>7</text:p>
          </table:table-cell>
          <table:table-cell table:style-name="ce13" office:value-type="date" office:date-value="2008-01-06">
            <text:p>01/06/200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0]);[.A40];[.M40])" office:value-type="float" office:value="7">
            <text:p>7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f:=WEEKDAY([.C41];[.D41])" office:value-type="float" office:value="1">
            <text:p>1</text:p>
          </table:table-cell>
          <table:table-cell table:style-name="ce13" office:value-type="date" office:date-value="2008-01-07">
            <text:p>01/07/200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1]);[.A41];[.M41])" office:value-type="float" office:value="1">
            <text:p>1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table:formula="of:=WEEKDAY([.C42];[.D42])" office:value-type="float" office:value="6">
            <text:p>6</text:p>
          </table:table-cell>
          <table:table-cell table:style-name="ce13" office:value-type="date" office:date-value="2008-01-06">
            <text:p>01/06/2008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2]);[.A42];[.M42])" office:value-type="float" office:value="6">
            <text:p>6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WEEKDAY([.C43];[.D43])" office:value-type="float" office:value="0">
            <text:p>0</text:p>
          </table:table-cell>
          <table:table-cell table:style-name="ce13" office:value-type="date" office:date-value="2008-01-07">
            <text:p>01/07/2008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3]);[.A43];[.M43])" office:value-type="float" office:value="0">
            <text:p>0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WEEKDAY([.C44];[.D44])" office:value-type="float" office:value="0">
            <text:p>0</text:p>
          </table:table-cell>
          <table:table-cell table:style-name="ce13" office:value-type="date" office:date-value="2008-01-07">
            <text:p>01/07/2008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4]);[.A44];[.M44])" office:value-type="float" office:value="0">
            <text:p>0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table:formula="of:=WEEKDAY([.C45];[.D45])" office:value-type="float" office:value="0">
            <text:p>0</text:p>
          </table:table-cell>
          <table:table-cell table:style-name="ce13" office:value-type="date" office:date-value="2008-01-07">
            <text:p>01/07/2008</text:p>
          </table:table-cell>
          <table:table-cell table:style-name="ce14" office:value-type="float" office:value="4">
            <text:p>4</text:p>
          </table:table-cell>
          <table:table-cell table:style-name="ce1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5]);[.A45];[.M45])" office:value-type="float" office:value="0">
            <text:p>0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f:=DAY([.C47])" office:value-type="float" office:value="1">
            <text:p>1</text:p>
          </table:table-cell>
          <table:table-cell table:style-name="ce13" office:value-type="date" office:date-value="2010-01-01">
            <text:p>01/01/201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AY</text:p>
          </table:table-cell>
          <table:table-cell table:style-name="ce25"/>
          <table:table-cell/>
          <table:table-cell/>
          <table:table-cell table:style-name="Default" table:formula="of:=IF(ISBLANK([.M47]);[.A47];[.M47])" office:value-type="float" office:value="1">
            <text:p>1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table:formula="of:=DAY([.C48])" office:value-type="float" office:value="6">
            <text:p>6</text:p>
          </table:table-cell>
          <table:table-cell table:style-name="ce18" office:value-type="date" office:date-value="1996-06-06T12:00:00">
            <text:p>06/06/96 12:00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8]);[.A48];[.M48])" office:value-type="float" office:value="6">
            <text:p>6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9" table:formula="of:=DAY([.C49])" office:value-type="float" office:value="31">
            <text:p>31</text:p>
          </table:table-cell>
          <table:table-cell table:style-name="ce13" office:value-type="date" office:date-value="1909-12-31">
            <text:p>12/31/190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49]);[.A49];[.M49])" office:value-type="float" office:value="31">
            <text:p>31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9" table:formula="of:=DAY([.C50])" office:value-type="float" office:value="3">
            <text:p>3</text:p>
          </table:table-cell>
          <table:table-cell table:style-name="ce13" office:value-type="date" office:date-value="1900-01-03">
            <text:p>01/03/190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50]);[.A50];[.M50])" office:value-type="float" office:value="3">
            <text:p>3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table:formula="of:=MONTH([.C52])" office:value-type="float" office:value="1">
            <text:p>1</text:p>
          </table:table-cell>
          <table:table-cell table:style-name="ce13" office:value-type="date" office:date-value="2010-01-01">
            <text:p>01/01/201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ONTH</text:p>
          </table:table-cell>
          <table:table-cell table:style-name="ce25"/>
          <table:table-cell/>
          <table:table-cell/>
          <table:table-cell table:style-name="Default" table:formula="of:=IF(ISBLANK([.M52]);[.A52];[.M52])" office:value-type="float" office:value="1">
            <text:p>1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table:formula="of:=MONTH([.C53])" office:value-type="float" office:value="6">
            <text:p>6</text:p>
          </table:table-cell>
          <table:table-cell table:style-name="ce18" office:value-type="date" office:date-value="1996-06-06T12:00:00">
            <text:p>06/06/96 12:00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53]);[.A53];[.M53])" office:value-type="float" office:value="6">
            <text:p>6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9" table:formula="of:=MONTH([.C54])" office:value-type="float" office:value="12">
            <text:p>12</text:p>
          </table:table-cell>
          <table:table-cell table:style-name="ce13" office:value-type="date" office:date-value="1909-12-31">
            <text:p>12/31/190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54]);[.A54];[.M54])" office:value-type="float" office:value="12">
            <text:p>12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9"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010">
            <text:p>2010</text:p>
          </table:table-cell>
          <table:table-cell table:style-name="ce9" table:formula="of:=YEAR([.C56])" office:value-type="float" office:value="2010">
            <text:p>2010</text:p>
          </table:table-cell>
          <table:table-cell table:style-name="ce13" office:value-type="date" office:date-value="2010-01-01">
            <text:p>01/01/2010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YEAR</text:p>
          </table:table-cell>
          <table:table-cell table:style-name="ce25"/>
          <table:table-cell/>
          <table:table-cell/>
          <table:table-cell table:style-name="Default" table:formula="of:=IF(ISBLANK([.M56]);[.A56];[.M56])" office:value-type="float" office:value="2010">
            <text:p>2010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996">
            <text:p>1996</text:p>
          </table:table-cell>
          <table:table-cell table:style-name="ce9" table:formula="of:=YEAR([.C57])" office:value-type="float" office:value="1996">
            <text:p>1996</text:p>
          </table:table-cell>
          <table:table-cell table:style-name="ce18" office:value-type="date" office:date-value="1996-06-06T12:00:00">
            <text:p>06/06/96 12:00 PM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57]);[.A57];[.M57])" office:value-type="float" office:value="1996">
            <text:p>1996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909">
            <text:p>1909</text:p>
          </table:table-cell>
          <table:table-cell table:style-name="ce9" table:formula="of:=YEAR([.C58])" office:value-type="float" office:value="1909">
            <text:p>1909</text:p>
          </table:table-cell>
          <table:table-cell table:style-name="ce13" office:value-type="date" office:date-value="1909-12-31">
            <text:p>12/31/1909</text:p>
          </table:table-cell>
          <table:table-cell table:style-name="ce1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5"/>
          <table:table-cell/>
          <table:table-cell/>
          <table:table-cell table:style-name="Default" table:formula="of:=IF(ISBLANK([.M58]);[.A58];[.M58])" office:value-type="float" office:value="1909">
            <text:p>1909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" office:value-type="float" office:value="1095">
            <text:p>1095</text:p>
          </table:table-cell>
          <table:table-cell table:style-name="ce12" table:formula="of:=DAYS360([.C60];[.D60])" office:value-type="float" office:value="1095">
            <text:p>1095</text:p>
          </table:table-cell>
          <table:table-cell table:style-name="ce19" office:value-type="date" office:date-value="1996-06-06">
            <text:p>1996-06-06</text:p>
          </table:table-cell>
          <table:table-cell table:style-name="ce19" office:value-type="date" office:date-value="1999-06-21">
            <text:p>1999-06-2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number-columns-repeated="2" table:style-name="Default" office:value-type="string">
            <text:p>DAYS360</text:p>
          </table:table-cell>
          <table:table-cell table:style-name="ce26"/>
          <table:table-cell table:style-name="Default"/>
          <table:table-cell/>
          <table:table-cell table:style-name="Default" table:formula="of:=IF(ISBLANK([.M60]);[.A60];[.M60])" office:value-type="float" office:value="1095">
            <text:p>1095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3600">
            <text:p>3600</text:p>
          </table:table-cell>
          <table:table-cell table:style-name="ce12" table:formula="of:=DAYS360([.C61];[.D61])" office:value-type="float" office:value="3600">
            <text:p>3600</text:p>
          </table:table-cell>
          <table:table-cell table:style-name="ce16" office:value-type="date" office:date-value="1919-12-31T23:59:05">
            <text:p>1919-12-31 23:59:05</text:p>
          </table:table-cell>
          <table:table-cell table:style-name="ce16" office:value-type="date" office:date-value="1929-12-31T13:29:00">
            <text:p>1929-12-31 13:29:00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1]);[.A61];[.M61])" office:value-type="float" office:value="3600">
            <text:p>3600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-331">
            <text:p>-331</text:p>
          </table:table-cell>
          <table:table-cell table:style-name="ce12" table:formula="of:=DAYS360([.C62];[.D62])" office:value-type="float" office:value="-331">
            <text:p>-331</text:p>
          </table:table-cell>
          <table:table-cell table:style-name="ce19" office:value-type="date" office:date-value="2008-12-06">
            <text:p>2008-12-06</text:p>
          </table:table-cell>
          <table:table-cell table:style-name="ce19" office:value-type="date" office:date-value="2008-01-05">
            <text:p>2008-01-05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2]);[.A62];[.M62])" office:value-type="float" office:value="-331">
            <text:p>-331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331">
            <text:p>331</text:p>
          </table:table-cell>
          <table:table-cell table:style-name="ce12" table:formula="of:=DAYS360([.C63];[.D63])" office:value-type="float" office:value="331">
            <text:p>331</text:p>
          </table:table-cell>
          <table:table-cell table:style-name="ce19" office:value-type="date" office:date-value="2008-01-05">
            <text:p>2008-01-05</text:p>
          </table:table-cell>
          <table:table-cell table:style-name="ce19" office:value-type="date" office:date-value="2008-12-06">
            <text:p>2008-12-06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3]);[.A63];[.M63])" office:value-type="float" office:value="331">
            <text:p>331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2" table:formula="of:=DAYS360([.C64];[.D64])" office:value-type="float" office:value="180">
            <text:p>180</text:p>
          </table:table-cell>
          <table:table-cell table:style-name="ce19" office:value-type="date" office:date-value="1995-02-28">
            <text:p>1995-02-28</text:p>
          </table:table-cell>
          <table:table-cell table:style-name="ce19" office:value-type="date" office:date-value="1995-08-31">
            <text:p>1995-08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4]);[.A64];[.M64])" office:value-type="float" office:value="180">
            <text:p>180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2" table:formula="of:=DAYS360([.C65];[.D65])" office:value-type="float" office:value="180">
            <text:p>180</text:p>
          </table:table-cell>
          <table:table-cell table:style-name="ce19" office:value-type="date" office:date-value="1996-02-29">
            <text:p>1996-02-29</text:p>
          </table:table-cell>
          <table:table-cell table:style-name="ce19" office:value-type="date" office:date-value="1996-08-31">
            <text:p>1996-08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5]);[.A65];[.M65])" office:value-type="float" office:value="180">
            <text:p>180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2" table:formula="of:=DAYS360([.C66];[.D66])" office:value-type="float" office:value="60">
            <text:p>60</text:p>
          </table:table-cell>
          <table:table-cell table:style-name="ce19" office:value-type="date" office:date-value="1996-01-30">
            <text:p>1996-01-30</text:p>
          </table:table-cell>
          <table:table-cell table:style-name="ce19" office:value-type="date" office:date-value="1996-03-31">
            <text:p>1996-03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6]);[.A66];[.M66])" office:value-type="float" office:value="60">
            <text:p>60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2" table:formula="of:=DAYS360([.C67];[.D67])" office:value-type="float" office:value="60">
            <text:p>60</text:p>
          </table:table-cell>
          <table:table-cell table:style-name="ce19" office:value-type="date" office:date-value="1996-01-31">
            <text:p>1996-01-31</text:p>
          </table:table-cell>
          <table:table-cell table:style-name="ce19" office:value-type="date" office:date-value="1996-03-31">
            <text:p>1996-03-31</text:p>
          </table:table-cell>
          <table:table-cell table:style-name="ce14"/>
          <table:table-cell table:style-name="ce22" table:number-columns-repeated="4"/>
          <table:table-cell table:style-name="ce24" office:value-type="float" office:value="2">
            <text:p>2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7]);[.A67];[.M67])" office:value-type="float" office:value="60">
            <text:p>60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2"/>
          <table:table-cell table:style-name="ce16" table:number-columns-repeated="2"/>
          <table:table-cell table:style-name="ce14"/>
          <table:table-cell table:style-name="ce22" table:number-columns-repeated="4"/>
          <table:table-cell table:style-name="ce24"/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" office:value-type="float" office:value="182">
            <text:p>182</text:p>
          </table:table-cell>
          <table:table-cell table:style-name="ce12" table:formula="of:=DAYS360([.C69];[.D69];[.E69])" office:value-type="float" office:value="182">
            <text:p>182</text:p>
          </table:table-cell>
          <table:table-cell table:style-name="ce19" office:value-type="date" office:date-value="1995-02-28">
            <text:p>1995-02-28</text:p>
          </table:table-cell>
          <table:table-cell table:style-name="ce19" office:value-type="date" office:date-value="1995-08-31">
            <text:p>1995-08-31</text:p>
          </table:table-cell>
          <table:table-cell table:style-name="ce21" office:value-type="boolean" office:boolean-value="true">
            <text:p>TRUE</text:p>
          </table:table-cell>
          <table:table-cell table:style-name="ce22" table:number-columns-repeated="4"/>
          <table:table-cell table:style-name="ce24" office:value-type="float" office:value="3">
            <text:p>3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69]);[.A69];[.M69])" office:value-type="float" office:value="182">
            <text:p>182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2" table:formula="of:=DAYS360([.C70];[.D70];[.E70])" office:value-type="float" office:value="180">
            <text:p>180</text:p>
          </table:table-cell>
          <table:table-cell table:style-name="ce19" office:value-type="date" office:date-value="1995-02-28">
            <text:p>1995-02-28</text:p>
          </table:table-cell>
          <table:table-cell table:style-name="ce19" office:value-type="date" office:date-value="1995-08-31">
            <text:p>1995-08-31</text:p>
          </table:table-cell>
          <table:table-cell table:style-name="ce21" office:value-type="boolean" office:boolean-value="false">
            <text:p>FALSE</text:p>
          </table:table-cell>
          <table:table-cell table:style-name="ce22" table:number-columns-repeated="4"/>
          <table:table-cell table:style-name="ce24" office:value-type="float" office:value="3">
            <text:p>3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70]);[.A70];[.M70])" office:value-type="float" office:value="180">
            <text:p>180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12" table:formula="of:=DAYS360([.C71];[.D71];[.E71])" office:value-type="float" office:value="181">
            <text:p>181</text:p>
          </table:table-cell>
          <table:table-cell table:style-name="ce19" office:value-type="date" office:date-value="1996-02-29">
            <text:p>1996-02-29</text:p>
          </table:table-cell>
          <table:table-cell table:style-name="ce19" office:value-type="date" office:date-value="1996-08-31">
            <text:p>1996-08-31</text:p>
          </table:table-cell>
          <table:table-cell table:style-name="ce21" office:value-type="boolean" office:boolean-value="true">
            <text:p>TRUE</text:p>
          </table:table-cell>
          <table:table-cell table:style-name="ce22" table:number-columns-repeated="4"/>
          <table:table-cell table:style-name="ce24" office:value-type="float" office:value="3">
            <text:p>3</text:p>
          </table:table-cell>
          <table:table-cell table:style-name="Default" table:number-columns-repeated="2"/>
          <table:table-cell table:style-name="ce26"/>
          <table:table-cell table:style-name="Default"/>
          <table:table-cell/>
          <table:table-cell table:style-name="Default" table:formula="of:=IF(ISBLANK([.M71]);[.A71];[.M71])" office:value-type="float" office:value="181">
            <text:p>181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20"/>
          <table:table-cell table:style-name="ce14" table:number-columns-repeated="6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9927">
          <table:table-cell table:style-name="ce2"/>
          <table:table-cell/>
          <table:table-cell table:style-name="ce14" table:number-columns-repeated="7"/>
          <table:table-cell table:number-columns-repeated="3"/>
          <table:table-cell table:style-name="ce2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239"/>
        </table:table-row>
        <table:table-row table:style-name="ro3" table:number-rows-repeated="5553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р.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р. </number:text>
    </number:number-style>
    <number:number-style style:name="N158P1" style:volatile="true">
      <number:text>-</number:text>
      <number:number number:decimal-places="0" number:min-integer-digits="1" number:grouping="true"/>
      <number:text>р. </number:text>
    </number:number-style>
    <number:number-style style:name="N158P2" style:volatile="true">
      <number:text> -р.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   </number:text>
    </number:number-style>
    <number:number-style style:name="N162P1" style:volatile="true">
      <number:text>-</number:text>
      <number:number number:decimal-places="0" number:min-integer-digits="1" number:grouping="true"/>
      <number:text>    </number:text>
    </number:number-style>
    <number:number-style style:name="N162P2" style:volatile="true">
      <number:text> -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р. </number:text>
    </number:number-style>
    <number:number-style style:name="N166P1" style:volatile="true">
      <number:text>-</number:text>
      <number:number number:decimal-places="2" number:min-integer-digits="1" number:grouping="true"/>
      <number:text>р. </number:text>
    </number:number-style>
    <number:number-style style:name="N166P2" style:volatile="true">
      <number:text> -</number:text>
      <number:number number:decimal-places="0" number:min-integer-digits="0"/>
      <number:text>р.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8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6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179P0" style:volatile="true">
      <number:number number:decimal-places="3" number:min-integer-digits="1" number:grouping="true"/>
      <number:text> </number:text>
    </number:number-style>
    <number:number-style style:name="N179P1" style:volatile="true">
      <number:text> -</number:text>
      <number:number number:decimal-places="3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4" number:min-integer-digits="1" number:grouping="true"/>
      <number:text> </number:text>
    </number:number-style>
    <number:number-style style:name="N182P1" style:volatile="true">
      <number:text> -</number:text>
      <number:number number:decimal-places="4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5" number:min-integer-digits="1" number:grouping="true"/>
      <number:text> </number:text>
    </number:number-style>
    <number:number-style style:name="N185P1" style:volatile="true">
      <number:text> -</number:text>
      <number:number number:decimal-places="5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number:number number:decimal-places="6" number:min-integer-digits="1" number:grouping="true"/>
      <number:text> </number:text>
    </number:number-style>
    <number:number-style style:name="N188P1" style:volatile="true">
      <number:text> -</number:text>
      <number:number number:decimal-places="6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1" number:min-integer-digits="1" number:grouping="true"/>
      <number:text> </number:text>
    </number:number-style>
    <number:number-style style:name="N191P1" style:volatile="true">
      <number:text> -</number:text>
      <number:number number:decimal-places="1" number:min-integer-digits="1" number:grouping="true"/>
      <number:text> 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number:text> -</number:text>
      <number:number number:decimal-places="0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94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96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96">
      <number:text-content/>
      <style:map style:condition="value()&gt;=0" style:apply-style-name="N196P0"/>
    </number:text-style>
    <number:time-style style:name="N19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8">
      <number:month number:textual="true"/>
      <number:text>.</number:text>
      <number:year number:style="long"/>
    </number:date-style>
    <number:date-style style:name="N19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201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201">
      <number:text-content/>
      <style:map style:condition="value()&gt;=0" style:apply-style-name="N201P0"/>
    </number:text-style>
    <number:number-style style:name="N203P0" style:volatile="true">
      <number:text>$</number:text>
      <number:number number:decimal-places="0" number:min-integer-digits="1" number:grouping="true"/>
      <number:text> </number:text>
    </number:number-style>
    <number:number-style style:name="N203">
      <number:text>($</number:text>
      <number:number number:decimal-places="0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0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text>$</number:text>
      <number:number number:decimal-places="2" number:min-integer-digits="1" number:grouping="true"/>
      <number:text> </number:text>
    </number:number-style>
    <number:number-style style:name="N206">
      <number:text>($</number:text>
      <number:number number:decimal-places="2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7P0"/>
    </number:number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</number:text>
      <number:number number:decimal-places="0" number:min-integer-digits="1" number:grouping="true"/>
      <number:text> </number:text>
    </number:number-style>
    <number:number-style style:name="N213P1" style:volatile="true">
      <number:text> $(</number:text>
      <number:number number:decimal-places="0" number:min-integer-digits="1" number:grouping="true"/>
      <number:text>)</number:text>
    </number:number-style>
    <number:number-style style:name="N213P2" style:volatile="true">
      <number:text> $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 (</number:text>
      <number:number number:decimal-places="2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$</number:text>
      <number:number number:decimal-places="2" number:min-integer-digits="1" number:grouping="true"/>
      <number:text> </number:text>
    </number:number-style>
    <number:number-style style:name="N219P1" style:volatile="true">
      <number:text> $(</number:text>
      <number:number number:decimal-places="2" number:min-integer-digits="1" number:grouping="true"/>
      <number:text>)</number:text>
    </number:number-style>
    <number:number-style style:name="N219P2" style:volatile="true">
      <number:text> $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Yes</number:text>
    </number:number-style>
    <number:number-style style:name="N221P1" style:volatile="true">
      <number:text>Yes</number:text>
    </number:number-style>
    <number:number-style style:name="N221">
      <number:text>N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True</number:text>
    </number:number-style>
    <number:number-style style:name="N223P1" style:volatile="true">
      <number:text>True</number:text>
    </number:number-style>
    <number:number-style style:name="N223">
      <number:text>False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On</number:text>
    </number:number-style>
    <number:number-style style:name="N225P1" style:volatile="true">
      <number:text>On</number:text>
    </number:number-style>
    <number:number-style style:name="N225">
      <number:text>Off</number:text>
      <style:map style:condition="value()&gt;0" style:apply-style-name="N225P0"/>
      <style:map style:condition="value()&lt;0" style:apply-style-name="N225P1"/>
    </number:number-style>
    <number:currency-style style:name="N22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6-24T15:24:58</dc:date>
    <dc:language>ru-RU</dc:language>
    <meta:editing-cycles>25</meta:editing-cycles>
    <meta:editing-duration>P1DT3H52M9S</meta:editing-duration>
    <meta:document-statistic meta:table-count="1" meta:cell-count="538" meta:object-count="0"/>
    <meta:user-defined meta:name="Info 1"/>
    <meta:user-defined meta:name="Info 2"/>
    <meta:user-defined meta:name="Info 3"/>
    <meta:user-defined meta:name="Info 4"/>
  </office:meta>
</office:document-meta>
</file>